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yphosyda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emulida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aponida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botida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ognathida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tjanida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ythitida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dida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brida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arida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ganida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macentr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06T12:32:05.579006427</dc:date>
    <meta:editing-duration>PT4H43M13S</meta:editing-duration>
    <meta:editing-cycles>28</meta:editing-cycles>
    <meta:generator>LibreOffice/7.3.7.2$Linux_X86_64 LibreOffice_project/30$Build-2</meta:generator>
    <meta:document-statistic meta:table-count="1" meta:cell-count="116" meta:object-count="0"/>
  </office:meta>
</office:document-meta>
</file>